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quote-cjk-patch" svg:font-family="quote-cjk-patch, Inter, system-ui, apple-system, BlinkMacSystemFont, 'Segoe UI', Roboto, 'Noto Sans', Ubuntu, Cantarell, 'Helvetica Neue', Oxygen, 'Open Sans',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344cm" fo:margin-bottom="0.344cm" style:line-height-at-least="0.741cm" fo:orphans="2" fo:widows="2" fo:text-indent="0cm" style:auto-text-indent="false"/>
      <style:text-properties fo:font-variant="normal" fo:text-transform="none" fo:color="#404040" style:font-name="quote-cjk-patch" fo:font-size="12pt" fo:letter-spacing="normal" fo:font-style="normal" fo:font-weight="normal"/>
    </style:style>
    <style:style style:name="P2" style:family="paragraph" style:parent-style-name="Text_20_body">
      <style:paragraph-properties fo:margin-left="0cm" fo:margin-right="0cm" fo:margin-top="0.344cm" fo:margin-bottom="0.344cm" style:line-height-at-least="0.741cm" fo:orphans="2" fo:widows="2" fo:text-indent="0cm" style:auto-text-indent="false"/>
    </style:style>
    <style:style style:name="P3" style:family="paragraph" style:parent-style-name="Text_20_body">
      <style:paragraph-properties fo:margin-left="0cm" fo:margin-right="0cm" fo:margin-top="0.344cm" fo:margin-bottom="0.344cm" style:line-height-at-least="0.741cm" fo:orphans="2" fo:widows="2" fo:text-indent="0cm" style:auto-text-indent="false"/>
      <style:text-properties fo:font-variant="normal" fo:text-transform="none" fo:color="#404040" style:font-name="quote-cjk-patch" fo:font-size="12pt" fo:letter-spacing="normal" fo:font-style="normal" fo:font-weight="normal"/>
    </style:style>
    <style:style style:name="T1" style:family="text">
      <style:text-properties fo:font-weight="bold"/>
    </style:style>
    <style:style style:name="T2" style:family="text">
      <style:text-properties fo:font-variant="normal" fo:text-transform="none" fo:color="#404040" style:font-name="quote-cjk-patch" fo:font-size="12pt" fo:letter-spacing="normal" fo:font-style="normal" fo:font-weight="normal"/>
    </style:style>
    <style:style style:name="T3" style:family="text">
      <style:text-properties fo:font-variant="normal" fo:text-transform="none" fo:color="#404040" style:font-name="quote-cjk-patch" fo:font-size="12pt" fo:letter-spacing="normal" fo:font-style="normal"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Über mich</text:span></text:span></text:p>
      <text:p text:style-name="P1">Ich bin Emine Leanza, Hobbykünstlerin aus Hamm NRW. Meine künstlerische Reise begann schon in meiner Jugend, wo ich mich häufig und gerne in meine Buntstiftzeichnungen vertiefte. Nach einer längeren Pause, in der andere Interessen im Vordergrund standen, habe ich 2019 meine Vorliebe zur Aquarellmalerei entdeckt. Seitdem lasse ich mich von den zarten Farbverläufen und der lebendigen Eigendynamik der Aquarellfarben faszinieren.</text:p>
      <text:p text:style-name="P2"><text:span text:style-name="T2">Die Malerei ist für mich ein wunderbarer Ausgleich und eine Leidenschaft, der ich mal mehr, mal weniger, aber immer mit ganzem Herzen nachgehe. </text:span><text:span text:style-name="Strong_20_Emphasis"><text:span text:style-name="T3">So sind im Laufe der Zeit viele Werke entstanden, die bereit sind, neue Besitzer zu finden. Es ist mir eine Freude, dass ich meine Bilder nun auch in meinem Shop anbieten kann. Ich hoffe, sie bringen genau so viel Freude in die Wohnungen und Häuser anderer, wie ich beim Malen hatte.</text:span></text:span></text:p>
      <text:p text:style-name="P1">Um meine Begeisterung mit anderen zu teilen und mich selbst zu motivieren, regelmäßig am Ball zu bleiben, habe ich meinen YouTube-Kanal „MeineWeltInAquarell“ ins Leben gerufen. Ich hoffe sehr, dass ich dort nicht nur meine Kunst zeigen, sondern auch den ein oder anderen dazu inspirieren kann, den Pinsel in die Hand zu nehmen und die Freude am Malen (wieder) zu entdecken.</text:p>
      <text:p text:style-name="P1"/>
      <text:p text:style-name="P1"/>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quote-cjk-patch" svg:font-family="quote-cjk-patch, Inter, system-ui, apple-system, BlinkMacSystemFont, 'Segoe UI', Roboto, 'Noto Sans', Ubuntu, Cantarell, 'Helvetica Neue', Oxygen, 'Open Sans',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ine Leanza</meta:initial-creator>
    <meta:creation-date>2025-08-23T20:26:02.39</meta:creation-date>
    <dc:date>2025-08-23T22:58:57.72</dc:date>
    <dc:creator>Emine Leanza</dc:creator>
    <meta:editing-duration>PT53M11S</meta:editing-duration>
    <meta:editing-cycles>2</meta:editing-cycles>
    <meta:generator>OpenOffice/4.1.15$Win32 OpenOffice.org_project/4115m2$Build-9813</meta:generator>
    <meta:document-statistic meta:table-count="0" meta:image-count="0" meta:object-count="0" meta:page-count="1" meta:paragraph-count="4" meta:word-count="196" meta:character-count="1238"/>
  </office:meta>
</office:document-meta>
</file>